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application/rdf+xml" manifest:full-path="manifest.rdf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11/settings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0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image/png" manifest:full-path="Thumbnails/thumbnail.png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ettings.xml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1.699cm"/>
    </style:style>
    <style:style style:name="Table2.B" style:family="table-column">
      <style:table-column-properties style:column-width="3.814cm"/>
    </style:style>
    <style:style style:name="Table2.C" style:family="table-column">
      <style:table-column-properties style:column-width="5.403cm"/>
    </style:style>
    <style:style style:name="Table2.D" style:family="table-column">
      <style:table-column-properties style:column-width="6.68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699cm"/>
    </style:style>
    <style:style style:name="Table1.B" style:family="table-column">
      <style:table-column-properties style:column-width="3.814cm"/>
    </style:style>
    <style:style style:name="Table1.C" style:family="table-column">
      <style:table-column-properties style:column-width="5.403cm"/>
    </style:style>
    <style:style style:name="Table1.D" style:family="table-column">
      <style:table-column-properties style:column-width="6.6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font-size="12pt" fo:language="ca" fo:country="ES" fo:font-weight="bol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language="ca" fo:country="ES" fo:font-weight="bold" style:font-size-asian="20pt" style:font-weight-asian="bold" style:font-size-complex="20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font-size="12pt" fo:language="ca" fo:country="ES" style:font-size-asian="10.5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fo:font-size="12pt" fo:language="ca" fo:country="ES" fo:font-weight="bold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2pt" fo:language="ca" fo:country="ES" fo:font-weight="bold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2pt" fo:language="ca" fo:country="E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 style:list-style-name="L1">
      <style:paragraph-properties fo:text-align="justify" style:justify-single-word="false" fo:break-before="page"/>
      <style:text-properties fo:font-size="12pt" fo:language="ca" fo:country="ES" fo:font-weight="bold" style:font-size-asian="10.5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b80047"/>
    </style:style>
    <style:style style:name="T3" style:family="text">
      <style:text-properties style:text-position="sub 58%"/>
    </style:style>
    <style:style style:name="T4" style:family="text">
      <style:text-properties fo:color="#800000"/>
    </style:style>
    <style:style style:name="T5" style:family="text">
      <style:text-properties style:text-position="0% 100%"/>
    </style:style>
    <style:style style:name="T6" style:family="text">
      <style:text-properties style:use-window-font-color="tru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list xml:id="list2969604211814589400" text:style-name="L1">
        <text:list-item>
          <text:p text:style-name="P8">Donada la xarxa 192.168.0.0/24, volem crear 3 subxarxes que tinguin 33 dispositius cadascuna d'elles.</text:p>
          <text:p text:style-name="P8">Quina màscara de xarxa haurem d'utilitzar?</text:p>
          <text:p text:style-name="P8">En cas que necessitéssim posar 64 dispositius per xarxa, què passaria?</text:p>
        </text:list-item>
      </text:list>
      <text:p text:style-name="P1"/>
      <text:p text:style-name="P2">1r.- Calculem quants bits hem d'aplicar la MX inicial per tal de poder crear 3 subxarxes. Per fer això, apliquem la fórmula</text:p>
      <text:p text:style-name="P2"><text:tab/><draw:frame draw:style-name="fr1" draw:name="Object9" text:anchor-type="as-char" svg:y="-0.437cm" svg:width="1.117cm" svg:height="0.527cm" draw:z-index="0"><draw:object xlink:href="./Object 9" xlink:type="simple" xlink:show="embed" xlink:actuate="onLoad"/><draw:image xlink:href="./ObjectReplacements/Object 9" xlink:type="simple" xlink:show="embed" xlink:actuate="onLoad"/></draw:frame></text:p>
      <text:p text:style-name="P2">Sabem que la potència de 2 més pròxima a 3 (i que és més gran que 3), és 2<text:span text:style-name="T1">2</text:span> = 4, per tant, n = 2, la qual cosa significa que hem d'ampliar la MX amb 2 bits per poder crear totes les subxarxes. Així doncs, </text:p>
      <text:p text:style-name="P2"/>
      <text:p text:style-name="P2">MX<text:tab/>=<text:tab/>11111111.11111111.11111111.<text:span text:style-name="T2">11</text:span>000000</text:p>
      <text:p text:style-name="P2"><text:tab/>=<text:tab/>255.255.255.192</text:p>
      <text:p text:style-name="P2"><text:tab/>=<text:tab/>/26</text:p>
      <text:p text:style-name="P2"/>
      <text:p text:style-name="P2">2n.- Comprovem que, efectivament, cada subxarxa pot adreçar els 33 dispositius. Per fer-ho, apliquem la fórmula 2<text:span text:style-name="T1">m</text:span>-2, on m = 6 (el número de bits de la nova MX destinats a hosts). El resultat és</text:p>
      <text:p text:style-name="P2"><text:tab/><draw:frame draw:style-name="fr1" draw:name="Object10" text:anchor-type="as-char" svg:y="-0.437cm" svg:width="3.254cm" svg:height="0.527cm" draw:z-index="1"><draw:object xlink:href="./Object 10" xlink:type="simple" xlink:show="embed" xlink:actuate="onLoad"/><draw:image xlink:href="./ObjectReplacements/Object 10" xlink:type="simple" xlink:show="embed" xlink:actuate="onLoad"/></draw:frame></text:p>
      <text:p text:style-name="P2">i corroborem que totes les subxarxes tenen capacitat per a 33 dispositius.</text:p>
      <text:p text:style-name="P2"/>
      <text:p text:style-name="P2">En canvi, si necessitéssim adreçar 64 dispositius per xarxa no ho podríem fer (només en podem adreçar 62 com a màxim). Per poder adreçar els 64 dispositius, la solució seria començar amb l'adreça de xarxa mare 192.168.0.0/23, on la MX<text:span text:style-name="T3">mare</text:span> té un bit menys dedicat a xarxa. Per tant, la MX que utilitzaríem per fer les subxarxes seria la</text:p>
      <text:p text:style-name="P2">MX<text:tab/>=<text:tab/>11111111.11111111.1111111<text:span text:style-name="T2">1.1</text:span>0000000</text:p>
      <text:p text:style-name="P2"><text:tab/>=<text:tab/>255.255.255.128</text:p>
      <text:p text:style-name="P2"><text:tab/>=<text:tab/>/25</text:p>
      <text:p text:style-name="P2">En aquest cas, tindríem 7 bits de hosts, per tant, cada subxarxa podria contenir</text:p>
      <text:p text:style-name="P2"><text:tab/><draw:frame draw:style-name="fr1" draw:name="Object11" text:anchor-type="as-char" svg:y="-0.437cm" svg:width="3.667cm" svg:height="0.529cm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">dispositius.</text:p>
      <text:p text:style-name="P2"/>
      <text:list xml:id="list2153066328" text:continue-numbering="true" text:style-name="L1">
        <text:list-item>
          <text:p text:style-name="P10">Donada la xarxa 10.192.172.0/22, volem fer 5 subxarxes.</text:p>
          <text:list>
            <text:list-item>
              <text:p text:style-name="P8">Quants bits necessites per ampliar la Màscara de Xarxa (MX) per tal de poder fer aquestes 5 subxarxes?</text:p>
            </text:list-item>
          </text:list>
        </text:list-item>
      </text:list>
      <text:p text:style-name="P3"/>
      <text:p text:style-name="P4">Per calcular-ho utilitzem la fórmula que ens permet saber el número de subxarxes que podrem crear segons el número de bits que ampliem la MX. Sabem que</text:p>
      <text:p text:style-name="P4"><text:tab/><draw:frame draw:style-name="fr1" draw:name="Object12" text:anchor-type="as-char" svg:y="-0.437cm" svg:width="1.117cm" svg:height="0.527cm" draw:z-index="3"><draw:object xlink:href="./Object 12" xlink:type="simple" xlink:show="embed" xlink:actuate="onLoad"/><draw:image xlink:href="./ObjectReplacements/Object 12" xlink:type="simple" xlink:show="embed" xlink:actuate="onLoad"/></draw:frame></text:p>
      <text:p text:style-name="P4">La potència de 2 més pròxima a 5 (i més gran que 5) és 2<text:span text:style-name="T1">3</text:span> = 8, per tant, n = 3 la qual cosa significa que haurem d'ampliar la MX 3 bits.</text:p>
      <text:list xml:id="list1798645686" text:continue-numbering="true" text:style-name="L1">
        <text:list-item>
          <text:list>
            <text:list-header>
              <text:p text:style-name="P9"/>
            </text:list-header>
            <text:list-item>
              <text:p text:style-name="P8">Dóna la nova MX, tant en format decimal com en binari.</text:p>
            </text:list-item>
          </text:list>
        </text:list-item>
      </text:list>
      <text:p text:style-name="P3"/>
      <text:p text:style-name="P4"><text:s/>MX<text:tab/>=<text:tab/>11111111.11111111.111111<text:span text:style-name="T4">11.1</text:span>0000000</text:p>
      <text:p text:style-name="P4"><text:tab/>=<text:tab/>255.255.255.128</text:p>
      <text:p text:style-name="P4"><text:tab/>=<text:tab/>/25</text:p>
      <text:list xml:id="list2170552370" text:continue-numbering="true" text:style-name="L1">
        <text:list-item>
          <text:list>
            <text:list-header>
              <text:p text:style-name="P9"/>
            </text:list-header>
            <text:list-item>
              <text:p text:style-name="P8">Per cada subxarxa nova que has de crear, indica</text:p>
              <text:list>
                <text:list-item>
                  <text:p text:style-name="P8">L'adreça de xarxa, en format decimal i en binari</text:p>
                </text:list-item>
                <text:list-item>
                  <text:p text:style-name="P8">L'adreça de broadcast extern, en format decimal i en binari</text:p>
                </text:list-item>
                <text:list-item>
                  <text:p text:style-name="P8">El rang d'IPs per a dispositius</text:p>
                </text:list-item>
              </text:list>
            </text:list-item>
          </text:list>
        </text:list-item>
      </text:list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>Adreça de Xarxa</text:p>
          </table:table-cell>
          <table:table-cell table:style-name="Table2.A1" office:value-type="string">
            <text:p text:style-name="P7">Adreça de Broadcast Extern</text:p>
          </table:table-cell>
          <table:table-cell table:style-name="Table2.D1" office:value-type="string">
            <text:p text:style-name="P7">Rang IPs per a Dispositius</text:p>
          </table:table-cell>
        </table:table-row>
        <table:table-row>
          <table:table-cell table:style-name="Table2.A2" table:number-rows-spanned="2" office:value-type="string">
            <text:p text:style-name="P7">Xarxa 1</text:p>
          </table:table-cell>
          <table:table-cell table:style-name="Table2.A2" office:value-type="string">
            <text:p text:style-name="P6">10.192.172.0/25</text:p>
          </table:table-cell>
          <table:table-cell table:style-name="Table2.A2" office:value-type="string">
            <text:p text:style-name="P6">10.192.172.127/25</text:p>
          </table:table-cell>
          <table:table-cell table:style-name="Table2.D2" table:number-rows-spanned="2" office:value-type="string">
            <text:p text:style-name="P6">10.192.172.1/25</text:p>
            <text:p text:style-name="P6">10.192.172.126/25</text:p>
          </table:table-cell>
        </table:table-row>
        <table:table-row>
          <table:covered-table-cell/>
          <table:table-cell table:style-name="Table2.A2" office:value-type="string">
            <text:p text:style-name="P6">00001010.11000000.</text:p>
            <text:p text:style-name="P6">101011<text:span text:style-name="T4">00.0</text:span>0000000</text:p>
          </table:table-cell>
          <table:table-cell table:style-name="Table2.A2" office:value-type="string">
            <text:p text:style-name="P6">00001010.11000000.</text:p>
            <text:p text:style-name="P6">10101100.01111111</text:p>
          </table:table-cell>
          <table:covered-table-cell/>
        </table:table-row>
        <table:table-row>
          <table:table-cell table:style-name="Table2.A2" table:number-rows-spanned="2" office:value-type="string">
            <text:p text:style-name="P7">Xarxa 2</text:p>
          </table:table-cell>
          <table:table-cell table:style-name="Table2.A2" office:value-type="string">
            <text:p text:style-name="P6">10.192.172.128/25</text:p>
          </table:table-cell>
          <table:table-cell table:style-name="Table2.A2" office:value-type="string">
            <text:p text:style-name="P6">10.192.172.255/25</text:p>
          </table:table-cell>
          <table:table-cell table:style-name="Table2.D2" table:number-rows-spanned="2" office:value-type="string">
            <text:p text:style-name="P6">10.192.172.129/25</text:p>
            <text:p text:style-name="P6">10.192.172.254/25</text:p>
          </table:table-cell>
        </table:table-row>
        <table:table-row>
          <table:covered-table-cell/>
          <table:table-cell table:style-name="Table2.A2" office:value-type="string">
            <text:p text:style-name="P6">00001010.11000000.</text:p>
            <text:p text:style-name="P6">101011<text:span text:style-name="T4">00.1</text:span>0000000</text:p>
          </table:table-cell>
          <table:table-cell table:style-name="Table2.A2" office:value-type="string">
            <text:p text:style-name="P6">00001010.11000000.</text:p>
            <text:p text:style-name="P6">10101100.11111111</text:p>
          </table:table-cell>
          <table:covered-table-cell/>
        </table:table-row>
        <table:table-row>
          <table:table-cell table:style-name="Table2.A2" table:number-rows-spanned="2" office:value-type="string">
            <text:p text:style-name="P7">Xarxa 3</text:p>
          </table:table-cell>
          <table:table-cell table:style-name="Table2.A2" office:value-type="string">
            <text:p text:style-name="P6">10.192.173.0/25</text:p>
          </table:table-cell>
          <table:table-cell table:style-name="Table2.A2" office:value-type="string">
            <text:p text:style-name="P6">10.192.173.127/25</text:p>
          </table:table-cell>
          <table:table-cell table:style-name="Table2.D2" table:number-rows-spanned="2" office:value-type="string">
            <text:p text:style-name="P6">10.192.173.1/25</text:p>
            <text:p text:style-name="P6">10.192.173.126/25</text:p>
          </table:table-cell>
        </table:table-row>
        <table:table-row>
          <table:covered-table-cell/>
          <table:table-cell table:style-name="Table2.A2" office:value-type="string">
            <text:p text:style-name="P6">00001010.11000000.</text:p>
            <text:p text:style-name="P6">101011<text:span text:style-name="T4">01.0</text:span>0000000</text:p>
          </table:table-cell>
          <table:table-cell table:style-name="Table2.A2" office:value-type="string">
            <text:p text:style-name="P6">00001010.11000000.</text:p>
            <text:p text:style-name="P6">10101101.01111111</text:p>
          </table:table-cell>
          <table:covered-table-cell/>
        </table:table-row>
        <table:table-row>
          <table:table-cell table:style-name="Table2.A2" table:number-rows-spanned="2" office:value-type="string">
            <text:p text:style-name="P7">Xarxa 4</text:p>
          </table:table-cell>
          <table:table-cell table:style-name="Table2.A2" office:value-type="string">
            <text:p text:style-name="P6">10.192.173.128/25</text:p>
          </table:table-cell>
          <table:table-cell table:style-name="Table2.A2" office:value-type="string">
            <text:p text:style-name="P6">10.192.173.255/25</text:p>
          </table:table-cell>
          <table:table-cell table:style-name="Table2.D2" table:number-rows-spanned="2" office:value-type="string">
            <text:p text:style-name="P6">10.192.173.129/25</text:p>
            <text:p text:style-name="P6">10.192.173.254/25</text:p>
          </table:table-cell>
        </table:table-row>
        <table:table-row>
          <table:covered-table-cell/>
          <table:table-cell table:style-name="Table2.A2" office:value-type="string">
            <text:p text:style-name="P6">00001010.11000000.</text:p>
            <text:p text:style-name="P6">101011<text:span text:style-name="T4">01.1</text:span>0000000</text:p>
          </table:table-cell>
          <table:table-cell table:style-name="Table2.A2" office:value-type="string">
            <text:p text:style-name="P6">00001010.11000000.</text:p>
            <text:p text:style-name="P6">10101101.11111111</text:p>
          </table:table-cell>
          <table:covered-table-cell/>
        </table:table-row>
        <table:table-row>
          <table:table-cell table:style-name="Table2.A2" table:number-rows-spanned="2" office:value-type="string">
            <text:p text:style-name="P7">Xarxa 5</text:p>
          </table:table-cell>
          <table:table-cell table:style-name="Table2.A2" office:value-type="string">
            <text:p text:style-name="P6">10.192.174.0/25</text:p>
          </table:table-cell>
          <table:table-cell table:style-name="Table2.A2" office:value-type="string">
            <text:p text:style-name="P6">10.192.174.127/25</text:p>
          </table:table-cell>
          <table:table-cell table:style-name="Table2.D2" table:number-rows-spanned="2" office:value-type="string">
            <text:p text:style-name="P6">10.192.174.1/25</text:p>
            <text:p text:style-name="P6">10.192.174.126/25</text:p>
          </table:table-cell>
        </table:table-row>
        <table:table-row>
          <table:covered-table-cell/>
          <table:table-cell table:style-name="Table2.A2" office:value-type="string">
            <text:p text:style-name="P6">00001010.11000000.</text:p>
            <text:p text:style-name="P6">101011<text:span text:style-name="T4">10.0</text:span>0000000</text:p>
          </table:table-cell>
          <table:table-cell table:style-name="Table2.A2" office:value-type="string">
            <text:p text:style-name="P6">00001010.11000000.</text:p>
            <text:p text:style-name="P6">10101110.01111111</text:p>
          </table:table-cell>
          <table:covered-table-cell/>
        </table:table-row>
      </table:table>
      <text:p text:style-name="P1"/>
      <text:list xml:id="list1481293941" text:continue-numbering="true" text:style-name="L1">
        <text:list-item>
          <text:list>
            <text:list-item>
              <text:p text:style-name="P8">Tenint en compte el número de bits que has indicat en l'apartat a), quantes subxarxes podríem fer, realment? Dóna'n la fórmula que s'utilitza per calcular aquesta dada.</text:p>
            </text:list-item>
          </text:list>
        </text:list-item>
      </text:list>
      <text:p text:style-name="P3"/>
      <text:p text:style-name="P4">Com hem vist en l'apartat a), podem arribar a fer 8 subxarxes</text:p>
      <text:p text:style-name="P4"><text:tab/><draw:frame draw:style-name="fr1" draw:name="Object13" text:anchor-type="as-char" svg:y="-0.437cm" svg:width="1.819cm" svg:height="0.527cm" draw:z-index="4"><draw:object xlink:href="./Object 13" xlink:type="simple" xlink:show="embed" xlink:actuate="onLoad"/><draw:image xlink:href="./ObjectReplacements/Object 13" xlink:type="simple" xlink:show="embed" xlink:actuate="onLoad"/></draw:frame></text:p>
      <text:list xml:id="list641669656" text:continue-numbering="true" text:style-name="L1">
        <text:list-item>
          <text:list>
            <text:list-header>
              <text:p text:style-name="P9"/>
            </text:list-header>
            <text:list-item>
              <text:p text:style-name="P8"><text:soft-page-break/>Segons la MX que has calculat als apartats a) i b), quants dispositius pot tenir cada subxarxa? Dóna'n la fórmula que s'utilitza per calcular aquesta dada.</text:p>
            </text:list-item>
          </text:list>
        </text:list-item>
      </text:list>
      <text:p text:style-name="P1"/>
      <text:p text:style-name="P4">Per tal de calcular el número de dispositius per subxarxa apliquem la fórmula</text:p>
      <text:p text:style-name="P4"><text:tab/><draw:frame draw:style-name="fr1" draw:name="Object14" text:anchor-type="as-char" svg:y="-0.437cm" svg:width="1.169cm" svg:height="0.527cm" draw:z-index="5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on m és el número de bits de host de la MX. La MX que hem calculat destina 7 bits als hosts, per tant, podem adreçar<draw:frame draw:style-name="fr1" draw:name="Object15" text:anchor-type="as-char" svg:y="-0.437cm" svg:width="4.994cm" svg:height="0.529cm" draw:z-index="6"><draw:object xlink:href="./Object 15" xlink:type="simple" xlink:show="embed" xlink:actuate="onLoad"/><draw:image xlink:href="./ObjectReplacements/Object 15" xlink:type="simple" xlink:show="embed" xlink:actuate="onLoad"/></draw:frame>dispositius per subxarxa.</text:p>
      <text:p text:style-name="P2"/>
      <text:list xml:id="list191356098" text:continue-numbering="true" text:style-name="L1">
        <text:list-item>
          <text:p text:style-name="P10">Donada la xarxa 192.0.2.0/24</text:p>
          <text:list>
            <text:list-item>
              <text:p text:style-name="P8">Quats dispositius pot adreçar</text:p>
            </text:list-item>
          </text:list>
        </text:list-item>
      </text:list>
      <text:p text:style-name="P1"/>
      <text:p text:style-name="P2">El número de bits de host de la MX<text:span text:style-name="T3">mare</text:span> és 32 – 24 = 8 bits. Per tant, la xarxa pot adreçar<draw:frame draw:style-name="fr1" draw:name="Object16" text:anchor-type="as-char" svg:y="-0.437cm" svg:width="5.006cm" svg:height="0.527cm" draw:z-index="9"><draw:object xlink:href="./Object 16" xlink:type="simple" xlink:show="embed" xlink:actuate="onLoad"/><draw:image xlink:href="./ObjectReplacements/Object 16" xlink:type="simple" xlink:show="embed" xlink:actuate="onLoad"/></draw:frame>dispositius.</text:p>
      <text:p text:style-name="P1"/>
      <text:list xml:id="list1651242467" text:continue-numbering="true" text:style-name="L1">
        <text:list-item>
          <text:list>
            <text:list-item>
              <text:p text:style-name="P8">Quantes subxarxes podrem fer, com a màxim, si volem que cadascuna d'elles tingui 45 dispositius?</text:p>
            </text:list-item>
          </text:list>
        </text:list-item>
      </text:list>
      <text:p text:style-name="P1"/>
      <text:p text:style-name="P2">1r.- Calcular quants bits necessitem que la nova MX dediqui als hosts. Per fer-ho, apliquem la fórmula</text:p>
      <text:p text:style-name="P2"><text:tab/><draw:frame draw:style-name="fr1" draw:name="Object17" text:anchor-type="as-char" svg:y="-0.437cm" svg:width="1.963cm" svg:height="0.527cm" draw:z-index="10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text:tab/><draw:frame draw:style-name="fr1" draw:name="Object18" text:anchor-type="as-char" svg:y="-0.437cm" svg:width="1.401cm" svg:height="0.527cm" draw:z-index="11"><draw:object xlink:href="./Object 18" xlink:type="simple" xlink:show="embed" xlink:actuate="onLoad"/><draw:image xlink:href="./ObjectReplacements/Object 18" xlink:type="simple" xlink:show="embed" xlink:actuate="onLoad"/></draw:frame></text:p>
      <text:p text:style-name="P2">Sabem que la potència de 2 més pròxima a 47 (i que és més gran que 47) és 2<text:span text:style-name="T1">6</text:span> = 64, per tant m = 7.</text:p>
      <text:p text:style-name="P2"/>
      <text:p text:style-name="P2">Com que la MX<text:span text:style-name="T3">mare</text:span><text:span text:style-name="T5"> només dedicava 8 bits a hosts i, d'aquests 8 bits en necessitem 6 per tal que les subxarxes puguin adreçar 45 dispositius, només ens queden 2 bits per poder ampliar la MX</text:span><text:span text:style-name="T3">mare</text:span><text:span text:style-name="T5"> per fer subxarxes. Per tant, en total podem fer 2</text:span><text:span text:style-name="T1">2</text:span><text:span text:style-name="T5"> = 4 subxarxes.</text:span></text:p>
      <text:p text:style-name="P1"/>
      <text:list xml:id="list813295628" text:continue-numbering="true" text:style-name="L1">
        <text:list-item>
          <text:list>
            <text:list-item>
              <text:p text:style-name="P8">Calcula la nova MX en decimal i binari</text:p>
            </text:list-item>
          </text:list>
        </text:list-item>
      </text:list>
      <text:p text:style-name="P2"/>
      <text:p text:style-name="P2">MX<text:tab/>=<text:tab/>11111111.11111111.11111111.<text:span text:style-name="T4">11</text:span>000000</text:p>
      <text:p text:style-name="P2"><text:tab/>=<text:tab/>255.255.255.192</text:p>
      <text:p text:style-name="P2"><text:tab/>=<text:tab/>/26</text:p>
      <text:p text:style-name="P2"/>
      <text:list xml:id="list638529581" text:continue-numbering="true" text:style-name="L1">
        <text:list-item>
          <text:list>
            <text:list-item>
              <text:p text:style-name="P8">Calcula l'adreça de xarxa i de broadcast extern de les subxarxes.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Adreça de Xarxa</text:p>
          </table:table-cell>
          <table:table-cell table:style-name="Table1.A1" office:value-type="string">
            <text:p text:style-name="P7">Adreça de Broadcast Extern</text:p>
          </table:table-cell>
          <table:table-cell table:style-name="Table1.D1" office:value-type="string">
            <text:p text:style-name="P7">Rang IPs per a Dispositius</text:p>
          </table:table-cell>
        </table:table-row>
        <table:table-row>
          <table:table-cell table:style-name="Table1.A2" table:number-rows-spanned="2" office:value-type="string">
            <text:p text:style-name="P7">Xarxa 1</text:p>
          </table:table-cell>
          <table:table-cell table:style-name="Table1.A2" office:value-type="string">
            <text:p text:style-name="P6">192.0.2.0/26</text:p>
          </table:table-cell>
          <table:table-cell table:style-name="Table1.A2" office:value-type="string">
            <text:p text:style-name="P6">192.0.2.63/26</text:p>
          </table:table-cell>
          <table:table-cell table:style-name="Table1.D2" table:number-rows-spanned="2" office:value-type="string">
            <text:p text:style-name="P6">192.0.2.1/26</text:p>
            <text:p text:style-name="P6">192.0.2.62/26</text:p>
          </table:table-cell>
        </table:table-row>
        <table:table-row>
          <table:covered-table-cell/>
          <table:table-cell table:style-name="Table1.A2" office:value-type="string">
            <text:p text:style-name="P6">11000000.00000000.</text:p>
            <text:p text:style-name="P6">00000010.<text:span text:style-name="T4">00</text:span>000000</text:p>
          </table:table-cell>
          <table:table-cell table:style-name="Table1.A2" office:value-type="string">
            <text:p text:style-name="P6">11000000.00000000.</text:p>
            <text:p text:style-name="P6">00000010.00111111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7">Xarxa 2</text:p>
          </table:table-cell>
          <table:table-cell table:style-name="Table1.A2" office:value-type="string">
            <text:p text:style-name="P6">192.0.2.64/26</text:p>
          </table:table-cell>
          <table:table-cell table:style-name="Table1.A2" office:value-type="string">
            <text:p text:style-name="P6">192.0.2.127/26</text:p>
          </table:table-cell>
          <table:table-cell table:style-name="Table1.D2" table:number-rows-spanned="2" office:value-type="string">
            <text:p text:style-name="P6">192.0.2.64/26</text:p>
            <text:p text:style-name="P6">192.0.2.126/26</text:p>
          </table:table-cell>
        </table:table-row>
        <table:table-row>
          <table:covered-table-cell/>
          <table:table-cell table:style-name="Table1.A2" office:value-type="string">
            <text:p text:style-name="P6">11000000.00000000.</text:p>
            <text:p text:style-name="P6">00000010.<text:span text:style-name="T4">01</text:span>000000</text:p>
          </table:table-cell>
          <table:table-cell table:style-name="Table1.A2" office:value-type="string">
            <text:p text:style-name="P6">11000000.00000000.</text:p>
            <text:p text:style-name="P6">00000010.01111111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7">Xarxa 3</text:p>
          </table:table-cell>
          <table:table-cell table:style-name="Table1.A2" office:value-type="string">
            <text:p text:style-name="P6">192.0.2.128/26</text:p>
          </table:table-cell>
          <table:table-cell table:style-name="Table1.A2" office:value-type="string">
            <text:p text:style-name="P6">192.0.2.191/26</text:p>
          </table:table-cell>
          <table:table-cell table:style-name="Table1.D2" table:number-rows-spanned="2" office:value-type="string">
            <text:p text:style-name="P6">192.0.2.129/26</text:p>
            <text:p text:style-name="P6">192.0.2.190/26</text:p>
          </table:table-cell>
        </table:table-row>
        <table:table-row>
          <table:covered-table-cell/>
          <table:table-cell table:style-name="Table1.A2" office:value-type="string">
            <text:p text:style-name="P6">11000000.00000000.</text:p>
            <text:p text:style-name="P6">00000010.<text:span text:style-name="T4">10</text:span>000000</text:p>
          </table:table-cell>
          <table:table-cell table:style-name="Table1.A2" office:value-type="string">
            <text:p text:style-name="P6">11000000.00000000.</text:p>
            <text:p text:style-name="P6">00000010.10111111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7">Xarxa 4</text:p>
          </table:table-cell>
          <table:table-cell table:style-name="Table1.A2" office:value-type="string">
            <text:p text:style-name="P6">192.0.2.192/26</text:p>
          </table:table-cell>
          <table:table-cell table:style-name="Table1.A2" office:value-type="string">
            <text:p text:style-name="P6">192.0.2.255/26</text:p>
          </table:table-cell>
          <table:table-cell table:style-name="Table1.D2" table:number-rows-spanned="2" office:value-type="string">
            <text:p text:style-name="P6">192.0.2.193/26</text:p>
            <text:p text:style-name="P6">192.0.2.254/26</text:p>
          </table:table-cell>
        </table:table-row>
        <table:table-row>
          <table:covered-table-cell/>
          <table:table-cell table:style-name="Table1.A2" office:value-type="string">
            <text:p text:style-name="P6">11000000.00000000.</text:p>
            <text:p text:style-name="P6">00000010.<text:span text:style-name="T4">11</text:span>000000</text:p>
          </table:table-cell>
          <table:table-cell table:style-name="Table1.A2" office:value-type="string">
            <text:p text:style-name="P6">11000000.00000000.</text:p>
            <text:p text:style-name="P6">00000010.11111111</text:p>
          </table:table-cell>
          <table:covered-table-cell/>
        </table:table-row>
      </table:table>
      <text:p text:style-name="P1"/>
      <text:list xml:id="list1103206748" text:continue-numbering="true" text:style-name="L1">
        <text:list-item>
          <text:p text:style-name="P10">Donada l'adreça 11.27.0.0/16</text:p>
          <text:list>
            <text:list-item>
              <text:p text:style-name="P8">Tenint en compte la IP 11.27.0.0, a quina classe pertany l'adreça?</text:p>
            </text:list-item>
          </text:list>
        </text:list-item>
      </text:list>
      <text:p text:style-name="P2"/>
      <text:p text:style-name="P2">Aquesta IP pertany a la Classe A, la qual es caracterítza per tenir una MX=/8</text:p>
      <text:p text:style-name="P2"/>
      <text:list xml:id="list534328378" text:continue-numbering="true" text:style-name="L1">
        <text:list-item>
          <text:list>
            <text:list-item>
              <text:p text:style-name="P8">Tenint en compte la màscara de xarxa d'aquesta classe, quantes subxarxes hem fet amb la MX=/16?</text:p>
            </text:list-item>
          </text:list>
        </text:list-item>
      </text:list>
      <text:p text:style-name="P2"/>
      <text:p text:style-name="P2">Si la Classe A treballa amb una MX=/8 i, en canvi, la nostra adreça té una MX=/16 significa que hem apliat la MX inicial amb n = 8 bits. Per tant, hem fet 2<text:span text:style-name="T1">n</text:span> = 2<text:span text:style-name="T1">8</text:span> = 256 subxarxes.</text:p>
      <text:p text:style-name="P2"/>
      <text:list xml:id="list2140243879" text:continue-numbering="true" text:style-name="L1">
        <text:list-item>
          <text:list>
            <text:list-item>
              <text:p text:style-name="P8">Fent servir l'adreça de xarxa 11.27.0.0/16 com la nostra AX<text:span text:style-name="T3">mare</text:span>, calculeu la MX que necessitem per poder fer tantes subxarxes com sigui possible de 512 dispositius.</text:p>
            </text:list-item>
          </text:list>
        </text:list-item>
      </text:list>
      <text:p text:style-name="P2"/>
      <text:p text:style-name="P2">1r.- Calculem quants bits de host ha de tenir la nova MX. Per fer-ho, utilitzem la fórmula</text:p>
      <text:p text:style-name="P2"><text:tab/><draw:frame draw:style-name="fr1" draw:name="Object19" text:anchor-type="as-char" svg:y="-0.437cm" svg:width="2.155cm" svg:height="0.527cm" draw:z-index="7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<text:tab/><draw:frame draw:style-name="fr1" draw:name="Object20" text:anchor-type="as-char" svg:y="-0.437cm" svg:width="1.605cm" svg:height="0.527cm" draw:z-index="8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Sabem que la potència de 2 més pròxima a 514 (i més gran de 514) és 2<text:span text:style-name="T1">10</text:span> = 1024, per tant, necessitem reservar m = 10 bits de la MX per als hosts.</text:p>
      <text:p text:style-name="P2">Això significa que podem dedicar 32 – 10 = 22 bits de la MX a definir la xarxa. No obstant això, la nostra adreça de xarxa mare ja tenia reservats 16 bits per a la xarxa. Per tant, els bits que podem ampliar són 22 – 16 = 6 bits. Amb 6 bits podem fer 2<text:span text:style-name="T1">6</text:span> = 64 subxarxes. Aquesta nova MX serà</text:p>
      <text:p text:style-name="P2"/>
      <text:p text:style-name="P2">MX<text:tab/>=<text:tab/>11111111.11111111.<text:span text:style-name="T4">111111</text:span><text:span text:style-name="T6">00</text:span>.00000000</text:p>
      <text:p text:style-name="P2"><text:tab/>=<text:tab/>255.255.252.0</text:p>
      <text:p text:style-name="P2"><text:tab/>=<text:tab/>/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color="#000000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cervero </meta:initial-creator>
    <meta:creation-date>2015-12-14T15:15:14.027075646</meta:creation-date>
    <meta:generator>OpenOffice/4.1.1$Unix OpenOffice.org_project/411m6$Build-9775</meta:generator>
    <dc:date>2018-01-09T18:39:11</dc:date>
    <meta:editing-duration>PT3H31M30S</meta:editing-duration>
    <meta:editing-cycles>28</meta:editing-cycles>
    <dc:creator>Jordi Sola</dc:creator>
    <meta:document-statistic meta:table-count="2" meta:image-count="0" meta:object-count="12" meta:page-count="5" meta:paragraph-count="154" meta:word-count="1006" meta:character-count="6224"/>
  </office:meta>
</office:document-meta>
</file>

<file path=Object 10/content.xml><?xml version="1.0" encoding="utf-8"?>
<math xmlns="http://www.w3.org/1998/Math/MathML">
  <semantics>
    <mrow>
      <mrow>
        <mrow>
          <mrow>
            <msup>
              <mn>2</mn>
              <mn>6</mn>
            </msup>
            <mo stretchy="false">−</mo>
            <mn>2</mn>
          </mrow>
          <mo stretchy="false">=</mo>
          <mrow>
            <mn>64</mn>
            <mo stretchy="false">−</mo>
            <mn>2</mn>
          </mrow>
        </mrow>
        <mo stretchy="false">=</mo>
        <mn>62</mn>
      </mrow>
    </mrow>
    <annotation encoding="StarMath 5.0">2^6-2 = 64-2 = 62
 </annotation>
  </semantics>
</math>
</file>

<file path=Object 11/content.xml><?xml version="1.0" encoding="utf-8"?>
<math xmlns="http://www.w3.org/1998/Math/MathML">
  <semantics>
    <mrow>
      <mrow>
        <mrow>
          <mrow>
            <msup>
              <mn>2</mn>
              <mn>7</mn>
            </msup>
            <mo stretchy="false">−</mo>
            <mn>1</mn>
          </mrow>
          <mo stretchy="false">=</mo>
          <mrow>
            <mn>128</mn>
            <mo stretchy="false">−</mo>
            <mn>1</mn>
          </mrow>
        </mrow>
        <mo stretchy="false">=</mo>
        <mn>126</mn>
      </mrow>
    </mrow>
    <annotation encoding="StarMath 5.0">2^7-1 = 128-1 = 126
 </annotation>
  </semantics>
</math>
</file>

<file path=Object 12/content.xml><?xml version="1.0" encoding="utf-8"?>
<math xmlns="http://www.w3.org/1998/Math/MathML">
  <semantics>
    <mrow>
      <mrow>
        <mn>5</mn>
        <mo stretchy="false">≤</mo>
        <msup>
          <mn>2</mn>
          <mi>n</mi>
        </msup>
      </mrow>
    </mrow>
    <annotation encoding="StarMath 5.0">5 &lt;= 2^n</annotation>
  </semantics>
</math>
</file>

<file path=Object 13/content.xml><?xml version="1.0" encoding="utf-8"?>
<math xmlns="http://www.w3.org/1998/Math/MathML">
  <semantics>
    <mrow>
      <mrow>
        <mrow>
          <msup>
            <mn>2</mn>
            <mi>n</mi>
          </msup>
          <mo stretchy="false">=</mo>
          <msup>
            <mn>2</mn>
            <mn>3</mn>
          </msup>
        </mrow>
        <mo stretchy="false">=</mo>
        <mn>8</mn>
      </mrow>
    </mrow>
    <annotation encoding="StarMath 5.0">2^n = 2^3 = 8</annotation>
  </semantics>
</math>
</file>

<file path=Object 14/content.xml><?xml version="1.0" encoding="utf-8"?>
<math xmlns="http://www.w3.org/1998/Math/MathML">
  <semantics>
    <mrow>
      <mrow>
        <msup>
          <mn>2</mn>
          <mi>m</mi>
        </msup>
        <mo stretchy="false">−</mo>
        <mn>2</mn>
      </mrow>
    </mrow>
    <annotation encoding="StarMath 5.0">2^m-2</annotation>
  </semantics>
</math>
</file>

<file path=Object 15/content.xml><?xml version="1.0" encoding="utf-8"?>
<math xmlns="http://www.w3.org/1998/Math/MathML">
  <semantics>
    <mrow>
      <mrow>
        <mrow>
          <mrow>
            <mrow>
              <msup>
                <mn>2</mn>
                <mi>m</mi>
              </msup>
              <mo stretchy="false">−</mo>
              <mn>2</mn>
            </mrow>
            <mo stretchy="false">=</mo>
            <mrow>
              <msup>
                <mn>2</mn>
                <mn>7</mn>
              </msup>
              <mo stretchy="false">−</mo>
              <mn>2</mn>
            </mrow>
          </mrow>
          <mo stretchy="false">=</mo>
          <mrow>
            <mn>128</mn>
            <mo stretchy="false">−</mo>
            <mn>2</mn>
          </mrow>
        </mrow>
        <mo stretchy="false">=</mo>
        <mn>126</mn>
      </mrow>
    </mrow>
    <annotation encoding="StarMath 5.0">2^m - 2 = 2^7 - 2 = 128 - 2 = 126</annotation>
  </semantics>
</math>
</file>

<file path=Object 16/content.xml><?xml version="1.0" encoding="utf-8"?>
<math xmlns="http://www.w3.org/1998/Math/MathML">
  <semantics>
    <mrow>
      <mrow>
        <mrow>
          <mrow>
            <mrow>
              <msup>
                <mn>2</mn>
                <mi>m</mi>
              </msup>
              <mo stretchy="false">−</mo>
              <mn>2</mn>
            </mrow>
            <mo stretchy="false">=</mo>
            <mrow>
              <msup>
                <mn>2</mn>
                <mn>8</mn>
              </msup>
              <mo stretchy="false">−</mo>
              <mn>2</mn>
            </mrow>
          </mrow>
          <mo stretchy="false">=</mo>
          <mrow>
            <mn>256</mn>
            <mo stretchy="false">−</mo>
            <mn>2</mn>
          </mrow>
        </mrow>
        <mo stretchy="false">=</mo>
        <mn>254</mn>
      </mrow>
    </mrow>
    <annotation encoding="StarMath 5.0">2^m - 2 = 2^8 - 2 = 256 - 2 = 254</annotation>
  </semantics>
</math>
</file>

<file path=Object 17/content.xml><?xml version="1.0" encoding="utf-8"?>
<math xmlns="http://www.w3.org/1998/Math/MathML">
  <semantics>
    <mrow>
      <mrow>
        <mn>45</mn>
        <mo stretchy="false">≤</mo>
        <mrow>
          <msup>
            <mn>2</mn>
            <mi>m</mi>
          </msup>
          <mo stretchy="false">−</mo>
          <mn>2</mn>
        </mrow>
      </mrow>
    </mrow>
    <annotation encoding="StarMath 5.0">45 &lt;= 2^m - 2</annotation>
  </semantics>
</math>
</file>

<file path=Object 18/content.xml><?xml version="1.0" encoding="utf-8"?>
<math xmlns="http://www.w3.org/1998/Math/MathML">
  <semantics>
    <mrow>
      <mrow>
        <mn>47</mn>
        <mo stretchy="false">⩽</mo>
        <msup>
          <mn>2</mn>
          <mi>m</mi>
        </msup>
      </mrow>
    </mrow>
    <annotation encoding="StarMath 5.0">47 leslant 2^m</annotation>
  </semantics>
</math>
</file>

<file path=Object 19/content.xml><?xml version="1.0" encoding="utf-8"?>
<math xmlns="http://www.w3.org/1998/Math/MathML">
  <semantics>
    <mrow>
      <mrow>
        <mn>512</mn>
        <mo stretchy="false">⩽</mo>
        <mrow>
          <msup>
            <mn>2</mn>
            <mi>m</mi>
          </msup>
          <mo stretchy="false">−</mo>
          <mn>2</mn>
        </mrow>
      </mrow>
    </mrow>
    <annotation encoding="StarMath 5.0">512 leslant 2^m - 2</annotation>
  </semantics>
</math>
</file>

<file path=Object 20/content.xml><?xml version="1.0" encoding="utf-8"?>
<math xmlns="http://www.w3.org/1998/Math/MathML">
  <semantics>
    <mrow>
      <mrow>
        <mn>514</mn>
        <mo stretchy="false">⩽</mo>
        <msup>
          <mn>2</mn>
          <mi>m</mi>
        </msup>
      </mrow>
    </mrow>
    <annotation encoding="StarMath 5.0">514 leslant 2^m</annotation>
  </semantics>
</math>
</file>

<file path=Object 9/content.xml><?xml version="1.0" encoding="utf-8"?>
<math xmlns="http://www.w3.org/1998/Math/MathML">
  <semantics>
    <mrow>
      <mrow>
        <mn>3</mn>
        <mo stretchy="false">⩽</mo>
        <msup>
          <mn>2</mn>
          <mi>n</mi>
        </msup>
      </mrow>
    </mrow>
    <annotation encoding="StarMath 5.0">3 leslant 2^n
</annotation>
  </semantics>
</math>
</file>